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00" draw:textarea-horizontal-align="justify" draw:textarea-vertical-align="middle" draw:auto-grow-height="false" fo:min-height="3.433cm" fo:min-width="3.056cm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2.04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2.167cm"/>
    </style:style>
    <style:style style:name="gr4" style:family="graphic" style:parent-style-name="standard">
      <style:graphic-properties draw:fill-color="#00ff66" draw:textarea-horizontal-align="justify" draw:textarea-vertical-align="middle" draw:auto-grow-height="false" fo:min-height="0.639cm" fo:min-width="2.04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-color="#00cc00" draw:textarea-horizontal-align="justify" draw:textarea-vertical-align="middle" draw:auto-grow-height="false" fo:min-height="3.539cm" fo:min-width="3.056cm"/>
    </style:style>
    <style:style style:name="P1" style:family="paragraph">
      <loext:graphic-properties draw:fill-color="#00cc00"/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-color="#00ff66"/>
      <style:paragraph-properties fo:text-align="center"/>
      <style:text-properties fo:font-size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3.556cm" svg:height="3.683cm" draw:transform="skewX (-0.0125663706143592) rotate (-0.0125663706143595) translate (4.699cm 5.0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54cm" svg:height="1.143cm" svg:x="0.762cm" svg:y="2.262cm">
          <text:p text:style-name="P2">HTTP/1.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5" draw:id="id5" draw:layer="layout" svg:width="2.667cm" svg:height="1.143cm" svg:x="16.637cm" svg:y="2.262cm">
          <text:p text:style-name="P3">Serwer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2.54cm" svg:height="0.889cm" svg:x="5.207cm" svg:y="2.389cm">
          <text:p text:style-name="P4">index.html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2.54cm" svg:height="0.889cm" svg:x="5.207cm" svg:y="1.373cm">
          <text:p text:style-name="P4">script.js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2.54cm" svg:height="0.889cm" svg:x="5.207cm" svg:y="3.405cm">
          <text:p text:style-name="P4">script.js</text:p>
          <draw:enhanced-geometry svg:viewBox="0 0 21600 21600" draw:type="rectangle" draw:enhanced-path="M 0 0 L 21600 0 21600 21600 0 21600 0 0 Z N"/>
        </draw:custom-shape>
        <draw:custom-shape draw:style-name="gr4" draw:text-style-name="P5" xml:id="id7" draw:id="id7" draw:layer="layout" svg:width="2.54cm" svg:height="0.889cm" svg:x="12.192cm" svg:y="2.389cm">
          <text:p text:style-name="P4">index.html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2.54cm" svg:height="0.889cm" svg:x="12.192cm" svg:y="1.373cm">
          <text:p text:style-name="P4">script.js</text:p>
          <draw:enhanced-geometry svg:viewBox="0 0 21600 21600" draw:type="rectangle" draw:enhanced-path="M 0 0 L 21600 0 21600 21600 0 21600 0 0 Z N"/>
        </draw:custom-shape>
        <draw:custom-shape draw:style-name="gr4" draw:text-style-name="P5" xml:id="id8" draw:id="id8" draw:layer="layout" svg:width="2.54cm" svg:height="0.889cm" svg:x="12.192cm" svg:y="3.405cm">
          <text:p text:style-name="P4">script.js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3.302cm" svg:y1="2.833cm" svg:x2="5.207cm" svg:y2="1.817cm" draw:start-shape="id1" draw:start-glue-point="1" draw:end-shape="id2" draw:end-glue-point="3" svg:d="M3302 2833h953v-1016h952" svg:viewBox="0 0 1906 1017">
          <text:p/>
        </draw:connector>
        <draw:connector draw:style-name="gr5" draw:text-style-name="P6" draw:layer="layout" svg:x1="3.302cm" svg:y1="2.833cm" svg:x2="5.207cm" svg:y2="2.833cm" draw:start-shape="id1" draw:start-glue-point="1" draw:end-shape="id3" draw:end-glue-point="3" svg:d="M3302 2833h1905" svg:viewBox="0 0 1906 1">
          <text:p/>
        </draw:connector>
        <draw:connector draw:style-name="gr5" draw:text-style-name="P6" draw:layer="layout" svg:x1="3.302cm" svg:y1="2.833cm" svg:x2="5.207cm" svg:y2="3.849cm" draw:start-shape="id1" draw:start-glue-point="1" draw:end-shape="id4" svg:d="M3302 2833h953v1016h952" svg:viewBox="0 0 1906 1017">
          <text:p/>
        </draw:connector>
        <draw:connector draw:style-name="gr5" draw:text-style-name="P6" draw:layer="layout" svg:x1="16.637cm" svg:y1="2.833cm" svg:x2="14.732cm" svg:y2="1.817cm" draw:start-shape="id5" draw:start-glue-point="3" draw:end-shape="id6" draw:end-glue-point="1" svg:d="M16637 2833h-953v-1016h-952" svg:viewBox="0 0 1906 1017">
          <text:p/>
        </draw:connector>
        <draw:connector draw:style-name="gr5" draw:text-style-name="P6" draw:layer="layout" svg:x1="14.732cm" svg:y1="2.833cm" svg:x2="16.637cm" svg:y2="2.833cm" draw:start-shape="id7" draw:start-glue-point="1" draw:end-shape="id5" draw:end-glue-point="3" svg:d="M14732 2833h1905" svg:viewBox="0 0 1906 1">
          <text:p/>
        </draw:connector>
        <draw:connector draw:style-name="gr5" draw:text-style-name="P6" draw:layer="layout" svg:x1="14.732cm" svg:y1="3.849cm" svg:x2="16.637cm" svg:y2="2.833cm" draw:start-shape="id8" draw:start-glue-point="1" draw:end-shape="id5" draw:end-glue-point="3" svg:d="M14732 3849h952v-1016h953" svg:viewBox="0 0 1906 1017">
          <text:p/>
        </draw:connector>
        <draw:connector draw:style-name="gr6" draw:text-style-name="P7" draw:layer="layout" svg:x1="7.747cm" svg:y1="1.817cm" svg:x2="12.192cm" svg:y2="1.817cm" draw:start-shape="id2" draw:start-glue-point="1" draw:end-shape="id6" draw:end-glue-point="3" svg:d="M7747 1817h4445" svg:viewBox="0 0 4446 1">
          <text:p text:style-name="P3"><text:span text:style-name="T1">3 połączenia TCP</text:span></text:p>
          <text:p text:style-name="P3"><text:span text:style-name="T1"/></text:p>
          <text:p text:style-name="P3"><text:span text:style-name="T1"/></text:p>
        </draw:connector>
        <draw:connector draw:style-name="gr5" draw:text-style-name="P6" draw:layer="layout" svg:x1="7.747cm" svg:y1="2.833cm" svg:x2="12.192cm" svg:y2="2.833cm" draw:start-shape="id3" draw:start-glue-point="1" draw:end-shape="id7" draw:end-glue-point="3" svg:d="M7747 2833h4445" svg:viewBox="0 0 4446 1">
          <text:p/>
        </draw:connector>
        <draw:connector draw:style-name="gr5" draw:text-style-name="P6" draw:layer="layout" svg:x1="7.747cm" svg:y1="3.849cm" svg:x2="12.192cm" svg:y2="3.849cm" draw:start-shape="id4" draw:start-glue-point="1" draw:end-shape="id8" draw:end-glue-point="3" svg:d="M7747 3849h4445" svg:viewBox="0 0 4446 1">
          <text:p/>
        </draw:connector>
        <draw:custom-shape draw:style-name="gr3" draw:text-style-name="P2" xml:id="id9" draw:id="id9" draw:layer="layout" svg:width="2.667cm" svg:height="1.143cm" svg:x="0.762cm" svg:y="6.326cm">
          <text:p text:style-name="P2">HTTP/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2" draw:id="id12" draw:layer="layout" svg:width="2.54cm" svg:height="1.143cm" svg:x="16.916cm" svg:y="6.428cm">
          <text:p text:style-name="P3">Serw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0.889cm" svg:x="5.207cm" svg:y="6.453cm">
          <text:p text:style-name="P4">index.html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0.889cm" svg:x="5.207cm" svg:y="5.437cm">
          <text:p text:style-name="P4">script.j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0.889cm" svg:x="5.207cm" svg:y="7.469cm">
          <text:p text:style-name="P4">script.js</text:p>
          <draw:enhanced-geometry svg:viewBox="0 0 21600 21600" draw:type="rectangle" draw:enhanced-path="M 0 0 L 21600 0 21600 21600 0 21600 0 0 Z N"/>
        </draw:custom-shape>
        <draw:custom-shape draw:style-name="gr7" draw:text-style-name="P1" xml:id="id11" draw:id="id11" draw:layer="layout" svg:width="3.556cm" svg:height="3.789cm" draw:transform="skewX (-0.0125663706143592) rotate (-0.0125663706143595) translate (12.192cm 5.0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.54cm" svg:height="0.889cm" svg:x="12.7cm" svg:y="6.408cm">
          <text:p text:style-name="P4">index.html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0.889cm" svg:x="12.7cm" svg:y="5.392cm">
          <text:p text:style-name="P4">script.j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54cm" svg:height="0.889cm" svg:x="12.7cm" svg:y="7.424cm">
          <text:p text:style-name="P4">script.js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3.429cm" svg:y1="6.897cm" svg:x2="4.699cm" svg:y2="6.897cm" draw:start-shape="id9" draw:start-glue-point="1" draw:end-shape="id10" draw:end-glue-point="3" svg:d="M3429 6897h1270" svg:viewBox="0 0 1271 1">
          <text:p/>
        </draw:connector>
        <draw:connector draw:style-name="gr6" draw:text-style-name="P9" draw:layer="layout" svg:x1="8.255cm" svg:y1="6.942cm" svg:x2="12.192cm" svg:y2="6.95cm" draw:start-shape="id10" draw:start-glue-point="1" draw:end-shape="id11" draw:end-glue-point="3" svg:d="M8255 6942h1969v8h1968" svg:viewBox="0 0 3938 9">
          <text:p text:style-name="P8"><text:span text:style-name="T2">1 połączenie TCP</text:span></text:p>
          <text:p text:style-name="P8"><text:span text:style-name="T2"/></text:p>
          <text:p text:style-name="P8"><text:span text:style-name="T2"/></text:p>
        </draw:connector>
        <draw:connector draw:style-name="gr5" draw:text-style-name="P6" draw:layer="layout" svg:x1="15.748cm" svg:y1="6.995cm" svg:x2="16.916cm" svg:y2="6.999cm" draw:start-shape="id11" draw:start-glue-point="1" draw:end-shape="id12" draw:end-glue-point="3" svg:d="M15748 6995h584v4h584" svg:viewBox="0 0 1169 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5T13:07:57.790500728</meta:creation-date>
    <dc:date>2017-08-15T13:40:34.752865756</dc:date>
    <meta:editing-duration>PT22M26S</meta:editing-duration>
    <meta:editing-cycles>2</meta:editing-cycles>
    <meta:generator>LibreOffice/5.1.6.2$Linux_X86_64 LibreOffice_project/10m0$Build-2</meta:generator>
    <meta:document-statistic meta:object-count="30"/>
  </office:meta>
</office:document-meta>
</file>